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nm="http://www.gnumeric.org/odf-extension/1.0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Roman No9 L" svg:font-family="'Nimbus Roman No9 L'"/>
    <style:font-face style:name="Nimbus Sans L" svg:font-family="'Nimbus Sans L'"/>
    <style:font-face style:name="Sans" svg:font-family="Sans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82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3.018cm"/>
    </style:style>
    <style:style style:name="co5" style:family="table-column">
      <style:table-column-properties fo:break-before="auto" style:column-width="4.226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7.521cm"/>
    </style:style>
    <style:style style:name="co8" style:family="table-column">
      <style:table-column-properties fo:break-before="auto" style:column-width="3.141cm"/>
    </style:style>
    <style:style style:name="co9" style:family="table-column">
      <style:table-column-properties fo:break-before="auto" style:column-width="3.166cm"/>
    </style:style>
    <style:style style:name="co10" style:family="table-column">
      <style:table-column-properties fo:break-before="auto" style:column-width="3.094cm"/>
    </style:style>
    <style:style style:name="co11" style:family="table-column">
      <style:table-column-properties fo:break-before="auto" style:column-width="2.662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3.286cm"/>
    </style:style>
    <style:style style:name="co14" style:family="table-column">
      <style:table-column-properties fo:break-before="auto" style:column-width="2.79cm"/>
    </style:style>
    <style:style style:name="co15" style:family="table-column">
      <style:table-column-properties fo:break-before="auto" style:column-width="4.9cm"/>
    </style:style>
    <style:style style:name="co16" style:family="table-column">
      <style:table-column-properties fo:break-before="auto" style:column-width="7.7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number:date-style style:name="N109">
      <number:year/>
      <number:text>/</number:text>
      <number:month number:style="long"/>
      <number:text>/</number:text>
      <number:day number:style="long"/>
    </number:date-style>
    <style:style style:name="ce20" style:family="table-cell" style:parent-style-name="Default" style:data-style-name="N37"/>
    <style:style style:name="ce2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>
      <style:table-cell-properties fo:background-color="#ffff00"/>
    </style:style>
    <style:style style:name="ce23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fo:background-color="#faa61a"/>
    </style:style>
    <style:style style:name="ce3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14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0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09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0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 style:data-style-name="N37"/>
    <style:style style:name="ce2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fo:background-color="#ffff00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#faa61a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200"/>
    </style:style>
    <style:style style:name="ce46" style:family="table-cell" style:parent-style-name="Default" style:data-style-name="N114"/>
    <style:style style:name="ce4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 style:data-style-name="N10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 style:data-style-name="N11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 style:data-style-name="N109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52" style:family="table-cell" style:parent-style-name="Default" style:data-style-name="N11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5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5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7" style:family="table-cell" style:parent-style-name="Default" style:data-style-name="N10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T1" style:family="text">
      <style:text-properties style:text-position="super 58%"/>
    </style:style>
    <style:style style:name="T2" style:family="text">
      <style:text-properties style:text-outline="false" style:text-line-through-style="none" style:text-line-through-type="none" style:font-name="Sans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ZA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2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24"/>
        <table:table-column table:style-name="co1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0-17" calcext:value-type="date">
            <text:p>21-10-17</text:p>
          </table:table-cell>
          <table:table-cell office:value-type="string" calcext:value-type="string">
            <text:p>BTP Games App setu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10-18" calcext:value-type="date">
            <text:p>21-10-18</text:p>
          </table:table-cell>
          <table:table-cell office:value-type="string" calcext:value-type="string">
            <text:p>BTP Games App setu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1-10-31" calcext:value-type="date">
            <text:p>21-10-31</text:p>
          </table:table-cell>
          <table:table-cell office:value-type="string" calcext:value-type="string">
            <text:p>BTP Games App Dev and Document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1-11-01" calcext:value-type="date">
            <text:p>21-11-01</text:p>
          </table:table-cell>
          <table:table-cell office:value-type="string" calcext:value-type="string">
            <text:p>BTP Games App Dev and Documentat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1-11-02" calcext:value-type="date">
            <text:p>21-11-02</text:p>
          </table:table-cell>
          <table:table-cell office:value-type="string" calcext:value-type="string">
            <text:p>BTP Games App Dev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1-11-06" calcext:value-type="date">
            <text:p>21-11-06</text:p>
          </table:table-cell>
          <table:table-cell office:value-type="string" calcext:value-type="string">
            <text:p>BTP Game Topbar, checker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11-09" calcext:value-type="date">
            <text:p>21-11-09</text:p>
          </table:table-cell>
          <table:table-cell office:value-type="string" calcext:value-type="string">
            <text:p>BTP Ga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1-10" calcext:value-type="date">
            <text:p>21-11-10</text:p>
          </table:table-cell>
          <table:table-cell office:value-type="string" calcext:value-type="string">
            <text:p>BTP Gam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11-11" calcext:value-type="date">
            <text:p>21-11-11</text:p>
          </table:table-cell>
          <table:table-cell office:value-type="string" calcext:value-type="string">
            <text:p>BTP G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11-13" calcext:value-type="date">
            <text:p>21-11-13</text:p>
          </table:table-cell>
          <table:table-cell office:value-type="string" calcext:value-type="string">
            <text:p>BTP Game Content handl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1-21" calcext:value-type="date">
            <text:p>21-11-21</text:p>
          </table:table-cell>
          <table:table-cell office:value-type="string" calcext:value-type="string">
            <text:p>BTP Game Content handl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1-30" calcext:value-type="date">
            <text:p>21-11-30</text:p>
          </table:table-cell>
          <table:table-cell office:value-type="string" calcext:value-type="string">
            <text:p>BTP Game Licensin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12-04" calcext:value-type="date">
            <text:p>21-12-04</text:p>
          </table:table-cell>
          <table:table-cell office:value-type="string" calcext:value-type="string">
            <text:p>Game Scor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2-07" calcext:value-type="date">
            <text:p>21-12-07</text:p>
          </table:table-cell>
          <table:table-cell office:value-type="string" calcext:value-type="string">
            <text:p>Game Scor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1-03" calcext:value-type="date">
            <text:p>22-01-03</text:p>
          </table:table-cell>
          <table:table-cell office:value-type="string" calcext:value-type="string">
            <text:p>Game Scor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01-11" calcext:value-type="date">
            <text:p>22-01-11</text:p>
          </table:table-cell>
          <table:table-cell office:value-type="string" calcext:value-type="string">
            <text:p>Zip conte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1-12" calcext:value-type="date">
            <text:p>22-01-12</text:p>
          </table:table-cell>
          <table:table-cell office:value-type="string" calcext:value-type="string">
            <text:p>Zip conte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1-15" calcext:value-type="date">
            <text:p>22-01-15</text:p>
          </table:table-cell>
          <table:table-cell office:value-type="string" calcext:value-type="string">
            <text:p>Games scor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01-18" calcext:value-type="date">
            <text:p>22-01-18</text:p>
          </table:table-cell>
          <table:table-cell office:value-type="string" calcext:value-type="string">
            <text:p>Games scor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01-19" calcext:value-type="date">
            <text:p>22-01-19</text:p>
          </table:table-cell>
          <table:table-cell/>
        </table:table-row>
      </table:table>
      <table:table table:name="2020" table:style-name="ta1">
        <table:table-column table:style-name="co1" table:default-cell-style-name="Default"/>
        <table:table-column table:style-name="co1" table:default-cell-style-name="ce24"/>
        <table:table-column table:style-name="co1" table:number-columns-repeated="1022" table:default-cell-style-name="Default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0/05/2020</text:p>
          </table:table-cell>
          <table:table-cell office:value-type="string" calcext:value-type="string">
            <text:p>Tangram bu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1/05/2020</text:p>
          </table:table-cell>
          <table:table-cell office:value-type="string" calcext:value-type="string">
            <text:p>Cinema bug fix (#303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1/05/2020</text:p>
          </table:table-cell>
          <table:table-cell office:value-type="string" calcext:value-type="string">
            <text:p>Cinema fixes (#305, #306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5/2020</text:p>
          </table:table-cell>
          <table:table-cell office:value-type="string" calcext:value-type="string">
            <text:p>Checker bug fix (#307), py2 tag,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4/05/2020</text:p>
          </table:table-cell>
          <table:table-cell office:value-type="string" calcext:value-type="string">
            <text:p>Added exif rotation in 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4/05/2020</text:p>
          </table:table-cell>
          <table:table-cell office:value-type="string" calcext:value-type="string">
            <text:p>Optimized exit rotation, fix #312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Default" office:value-type="string" calcext:value-type="string">
            <text:p>3/06/2020</text:p>
          </table:table-cell>
          <table:table-cell office:value-type="string" calcext:value-type="string">
            <text:p>Adding auto_play. #31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3/06/2020</text:p>
          </table:table-cell>
          <table:table-cell office:value-type="string" calcext:value-type="string">
            <text:p>#316 – Sound and video not playing <text:s/>in <text:s/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5/06/2020</text:p>
          </table:table-cell>
          <table:table-cell office:value-type="string" calcext:value-type="string">
            <text:p>#316 – Investigation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15/06/2020</text:p>
          </table:table-cell>
          <table:table-cell office:value-type="string" calcext:value-type="string">
            <text:p>#316 – Implemented 1<text:span text:style-name="T1">st</text:span> stab solution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4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4/07/2020</text:p>
          </table:table-cell>
          <table:table-cell office:value-type="string" calcext:value-type="string">
            <text:p>Btp-kivy-app fixes from btp-classic-kivy, modal popup bug (<text:a xlink:href="https://github.com/kivy/kivy/pull/6976" xlink:type="simple">https://github.com/kivy/kivy/pull/6976</text:a>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5/07/2020</text:p>
          </table:table-cell>
          <table:table-cell office:value-type="string" calcext:value-type="string">
            <text:p>Kivy iOS – Popup issue (https://github.com/kivy/kivy-ios/issues/499) 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2/07/20120Kivy-iOS – Python 3.8 + Pillow - <text:a xlink:href="https://github.com/kivy/kivy-ios/issues/529" xlink:type="simple">https://github.com/kivy/kivy-ios/issues/529</text:a></text:p>
          </table:table-cell>
          <table:table-cell table:number-columns-repeated="1022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9/07/2020</text:p>
          </table:table-cell>
          <table:table-cell office:value-type="string" calcext:value-type="string">
            <text:p><text:span text:style-name="T3">Kivy-iOS – Python 3.8 + Pillow - </text:span><text:span text:style-name="T3"><text:a xlink:href="https://github.com/kivy/kivy-ios/issues/529" xlink:type="simple">https://github.com/kivy/kivy-ios/issues/529</text:a></text:span>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8/08/2020</text:p>
          </table:table-cell>
          <table:table-cell office:value-type="string" calcext:value-type="string">
            <text:p>Btp-kivy-app io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2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9/08/2020</text:p>
          </table:table-cell>
          <table:table-cell office:value-type="string" calcext:value-type="string">
            <text:p>Image resize on impor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3/10/2020</text:p>
          </table:table-cell>
          <table:table-cell office:value-type="string" calcext:value-type="string">
            <text:p>Android rebuild (for merged stas_build branch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8/10/2020</text:p>
          </table:table-cell>
          <table:table-cell office:value-type="string" calcext:value-type="string">
            <text:p>Logged 3 issue on Android, synced btp-kivy-app and btp-classic-kivy 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30/10/2020</text:p>
          </table:table-cell>
          <table:table-cell office:value-type="string" calcext:value-type="string">
            <text:p>Video resizing issue (btp-kivy-app #64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4/11/2020</text:p>
          </table:table-cell>
          <table:table-cell office:value-type="string" calcext:value-type="string">
            <text:p>Video provider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9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0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14/11/2020</text:p>
          </table:table-cell>
          <table:table-cell office:value-type="string" calcext:value-type="string">
            <text:p>Black square investig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.5</text:p>
          </table:table-cell>
          <table:table-cell table:style-name="Default" office:value-type="string" calcext:value-type="string">
            <text:p>17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1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2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8/11/2020</text:p>
          </table:table-cell>
          <table:table-cell office:value-type="string" calcext:value-type="string">
            <text:p>Android refactor, visual glitches and image selection repeti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6/12/2020</text:p>
          </table:table-cell>
          <table:table-cell office:value-type="string" calcext:value-type="string">
            <text:p>Android repeating image bu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02/01/20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09" calcext:value-type="date">
            <text:p>21-01-09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1-01-16" calcext:value-type="date">
            <text:p>21-01-16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7" calcext:value-type="date">
            <text:p>21-01-17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8" calcext:value-type="date">
            <text:p>21-01-18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9" calcext:value-type="date">
            <text:p>21-01-19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22" calcext:value-type="date">
            <text:p>21-01-22</text:p>
          </table:table-cell>
          <table:table-cell office:value-type="string" calcext:value-type="string">
            <text:p>Setup quizzes on new machin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1-23" calcext:value-type="date">
            <text:p>21-01-23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1-29" calcext:value-type="date">
            <text:p>21-01-29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2-01" calcext:value-type="date">
            <text:p>21-02-0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2-02" calcext:value-type="date">
            <text:p>21-02-02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2-22" calcext:value-type="date">
            <text:p>21-02-22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2-28" calcext:value-type="date">
            <text:p>21-02-28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3-13" calcext:value-type="date">
            <text:p>21-03-13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3-21" calcext:value-type="date">
            <text:p>21-03-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17" calcext:value-type="date">
            <text:p>21-04-17</text:p>
          </table:table-cell>
          <table:table-cell office:value-type="string" calcext:value-type="string">
            <text:p>Btp-kivy-dev – Fixes for #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1" calcext:value-type="date">
            <text:p>21-04-21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4" calcext:value-type="date">
            <text:p>21-04-24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4-27" calcext:value-type="date">
            <text:p>21-04-27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8" calcext:value-type="date">
            <text:p>21-04-28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4-29" calcext:value-type="date">
            <text:p>21-04-29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5-03" calcext:value-type="date">
            <text:p>21-05-03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5-04" calcext:value-type="date">
            <text:p>21-05-04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21-05-23" calcext:value-type="date">
            <text:p>21-05-23</text:p>
          </table:table-cell>
          <table:table-cell office:value-type="string" calcext:value-type="string">
            <text:p>Encryption discussion and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0" calcext:value-type="date">
            <text:p>21-06-20</text:p>
          </table:table-cell>
          <table:table-cell office:value-type="string" calcext:value-type="string">
            <text:p>BTP Mobile App discus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7" calcext:value-type="date">
            <text:p>21-06-27</text:p>
          </table:table-cell>
          <table:table-cell office:value-type="string" calcext:value-type="string">
            <text:p>BTP Mobile App discus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9" calcext:value-type="date">
            <text:p>21-06-29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6-30" calcext:value-type="date">
            <text:p>21-06-30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02" calcext:value-type="date">
            <text:p>21-07-02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03" calcext:value-type="date">
            <text:p>21-07-03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21-07-04" calcext:value-type="date">
            <text:p>21-07-04</text:p>
          </table:table-cell>
          <table:table-cell office:value-type="string" calcext:value-type="string">
            <text:p>BTP Mobile App – Android build (buildozer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08" calcext:value-type="date">
            <text:p>21-07-08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09" calcext:value-type="date">
            <text:p>21-07-09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date" office:date-value="2021-07-10" calcext:value-type="date">
            <text:p>21-07-10</text:p>
          </table:table-cell>
          <table:table-cell office:value-type="string" calcext:value-type="string">
            <text:p>BTP Mobile App (encryption + license storage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12" calcext:value-type="date">
            <text:p>21-07-12</text:p>
          </table:table-cell>
          <table:table-cell office:value-type="string" calcext:value-type="string">
            <text:p>BTP ‘whatis’ launch err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13" calcext:value-type="date">
            <text:p>21-07-13</text:p>
          </table:table-cell>
          <table:table-cell office:value-type="string" calcext:value-type="string">
            <text:p>BTP ‘whatis’ launch err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17" calcext:value-type="date">
            <text:p>21-07-17</text:p>
          </table:table-cell>
          <table:table-cell office:value-type="string" calcext:value-type="string">
            <text:p>BTP Licens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18" calcext:value-type="date">
            <text:p>21-07-18</text:p>
          </table:table-cell>
          <table:table-cell office:value-type="string" calcext:value-type="string">
            <text:p>BTP Licensing scree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27" calcext:value-type="date">
            <text:p>21-07-27</text:p>
          </table:table-cell>
          <table:table-cell office:value-type="string" calcext:value-type="string">
            <text:p>Solitaire issues, kivy-classic / kivy-dev consolid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1-07-31" calcext:value-type="date">
            <text:p>21-07-31</text:p>
          </table:table-cell>
          <table:table-cell office:value-type="string" calcext:value-type="string">
            <text:p>Solitaire anim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8-09" calcext:value-type="date">
            <text:p>21-08-09</text:p>
          </table:table-cell>
          <table:table-cell office:value-type="string" calcext:value-type="string">
            <text:p>Solitaire, repo syncs, game fixes and License Server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1-08-21" calcext:value-type="date">
            <text:p>21-08-21</text:p>
          </table:table-cell>
          <table:table-cell office:value-type="string" calcext:value-type="string">
            <text:p>Solitaire 3 <text:s/>card draw, move only 1 car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8-29" calcext:value-type="date">
            <text:p>21-08-29</text:p>
          </table:table-cell>
          <table:table-cell office:value-type="string" calcext:value-type="string">
            <text:p>Android intent investigation</text:p>
          </table:table-cell>
          <table:table-cell table:number-columns-repeated="1021"/>
        </table:table-row>
        <table:table-row table:style-name="ro3">
          <table:table-cell table:style-name="ce26" table:formula="of:=SUM([.A2:.A77])" office:value-type="float" office:value="158" calcext:value-type="float">
            <text:p>158</text:p>
          </table:table-cell>
          <table:table-cell table:style-name="ce26"/>
          <table:table-cell table:style-name="ce26" office:value-type="string" calcext:value-type="string">
            <text:p>Total</text:p>
          </table:table-cell>
          <table:table-cell table:style-name="ce26" table:number-columns-repeated="1021"/>
        </table:table-row>
        <table:table-row table:style-name="ro1">
          <table:table-cell table:style-name="ce27" table:number-columns-repeated="1024"/>
        </table:table-row>
        <table:table-row table:style-name="ro1">
          <table:table-cell/>
          <table:table-cell table:style-name="Default" office:value-type="string" calcext:value-type="string">
            <text:p>Paid: 16/09/2021 <text:s/>Payment Received (SWIFT) Invoice Number 10 – R 67 797.93 <text:s text:c="2"/></text:p>
          </table:table-cell>
          <table:table-cell table:number-columns-repeated="1022"/>
        </table:table-row>
      </table:table>
      <table:table table:name="2019 (paid)" table:style-name="ta1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20</text:p>
          </table:table-cell>
          <table:table-cell office:value-type="string" calcext:value-type="string">
            <text:p>Build 0.4.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2/2020</text:p>
          </table:table-cell>
          <table:table-cell office:value-type="string" calcext:value-type="string">
            <text:p>Plyer iOS FileChooser tes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2/2020</text:p>
          </table:table-cell>
          <table:table-cell office:value-type="string" calcext:value-type="string">
            <text:p>Plyer iOS Filechooser investigations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3/2020</text:p>
          </table:table-cell>
          <table:table-cell office:value-type="string" calcext:value-type="string">
            <text:p>Plyer + PyObjus FileChooser PR’s and merg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5/2020</text:p>
          </table:table-cell>
          <table:table-cell office:value-type="string" calcext:value-type="string">
            <text:p>Fix crash on lifestory (#301), port to btp-kivy-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7/05/2020</text:p>
          </table:table-cell>
          <table:table-cell office:value-type="string" calcext:value-type="string">
            <text:p>Rework iOS pillow recipe, port to Python 3.8 wor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8" table:formula="of:=SUM([.A2:.A71])" office:value-type="float" office:value="138" calcext:value-type="float">
            <text:p>138</text:p>
          </table:table-cell>
          <table:table-cell table:style-name="ce28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: 22/05/2020 <text:s/>22/05/2020 <text:s/>Payment Received (SWIFT) Invoice Number 9 – R 73 740.60 <text:s/></text:p>
          </table:table-cell>
          <table:table-cell table:number-columns-repeated="1022"/>
        </table:table-row>
      </table:table>
      <table:table table:name="2018 p2 (paid)" table:style-name="ta1"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24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 11 034.52 received on 20/05/2019</text:p>
          </table:table-cell>
          <table:table-cell table:style-name="ce29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24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-04-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-04-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4-28" calcext:value-type="date">
            <text:p>18-04-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-05-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-06-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-06-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-06-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6-22" calcext:value-type="date">
            <text:p>18-06-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-06-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-06-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6-29" calcext:value-type="date">
            <text:p>18-06-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-07-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-07-28</text:p>
          </table:table-cell>
          <table:table-cell table:style-name="ce24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-07-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-08-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-08-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-08-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-08-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-08-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-08-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-08-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-08-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8-11" calcext:value-type="date">
            <text:p>18-08-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8-13" calcext:value-type="date">
            <text:p>18-08-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-08-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8-15" calcext:value-type="date">
            <text:p>18-08-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8-17" calcext:value-type="date">
            <text:p>18-08-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8-20" calcext:value-type="date">
            <text:p>18-08-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-08-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-08-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-08-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-09-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-09-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9-07" calcext:value-type="date">
            <text:p>18-09-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-09-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-09-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-09-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-09-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-09-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9-18" calcext:value-type="date">
            <text:p>18-09-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30" table:formula="of:=SUM([.A2:.A41])" office:value-type="float" office:value="48" calcext:value-type="float">
            <text:p>48</text:p>
          </table:table-cell>
          <table:table-cell table:style-name="ce30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46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47"/>
        <table:table-column table:style-name="co1" table:number-columns-repeated="1023" table:default-cell-style-name="ce47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7/2017</text:p>
          </table:table-cell>
          <table:table-cell office:value-type="string" calcext:value-type="string">
            <text:p>BTP-Kivy-App, device ID, BTP ID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7/2017</text:p>
          </table:table-cell>
          <table:table-cell office:value-type="string" calcext:value-type="string">
            <text:p>Buildoz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07/2017</text:p>
          </table:table-cell>
          <table:table-cell office:value-type="string" calcext:value-type="string">
            <text:p>BTP-Kivy-App user detail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7/2017</text:p>
          </table:table-cell>
          <table:table-cell office:value-type="string" calcext:value-type="string">
            <text:p>Checkers, BTP-Kivy-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1/07/2017</text:p>
          </table:table-cell>
          <table:table-cell office:value-type="string" calcext:value-type="string">
            <text:p>BTP-Kivy-App EUL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7/2017</text:p>
          </table:table-cell>
          <table:table-cell office:value-type="string" calcext:value-type="string">
            <text:p>BTP-Kivy-App EULA, checkers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8" office:value-type="date" office:date-value="2017-04-08" calcext:value-type="date">
            <text:p>17/04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8" office:value-type="date" office:date-value="2017-05-08" calcext:value-type="date">
            <text:p>17/05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table:style-name="ce48" office:value-type="date" office:date-value="2017-09-08" calcext:value-type="date">
            <text:p>17/09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8" office:value-type="date" office:date-value="2017-10-08" calcext:value-type="date">
            <text:p>17/10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8" office:value-type="date" office:date-value="2017-12-08" calcext:value-type="date">
            <text:p>17/12/08</text:p>
          </table:table-cell>
          <table:table-cell office:value-type="string" calcext:value-type="string">
            <text:p>Tangram/Buildozer 4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8" office:value-type="string" calcext:value-type="string">
            <text:p>13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9" office:value-type="string" calcext:value-type="string">
            <text:p>30/08/2017</text:p>
          </table:table-cell>
          <table:table-cell office:value-type="string" calcext:value-type="string">
            <text:p>Tangram, Word search 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9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9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49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9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9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table:style-name="ce49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9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7</text:p>
          </table:table-cell>
          <table:table-cell office:value-type="string" calcext:value-type="string">
            <text:p>Hanoi 3-D fixes,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1/2017</text:p>
          </table:table-cell>
          <table:table-cell office:value-type="string" calcext:value-type="string">
            <text:p>Four in a row: 2 play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11/2017</text:p>
          </table:table-cell>
          <table:table-cell office:value-type="string" calcext:value-type="string">
            <text:p>LFS upload service on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6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7/12/2017</text:p>
          </table:table-cell>
          <table:table-cell office:value-type="string" calcext:value-type="string">
            <text:p>Btp-kivy-app deploymen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9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1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Four-in-a-row AI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8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6/01/2018</text:p>
          </table:table-cell>
          <table:table-cell table:style-name="Default" office:value-type="string" calcext:value-type="string">
            <text:p>BTP-Kivy-App upload, building. Four-in-row bug fixes and tweak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8/01/2018</text:p>
          </table:table-cell>
          <table:table-cell table:style-name="Default" office:value-type="string" calcext:value-type="string">
            <text:p>Four in a row, lfs upload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.5" calcext:value-type="float">
            <text:p>1,5</text:p>
          </table:table-cell>
          <table:table-cell table:style-name="Default" office:value-type="string" calcext:value-type="string">
            <text:p>9/01/2018</text:p>
          </table:table-cell>
          <table:table-cell table:style-name="Default" office:value-type="string" calcext:value-type="string">
            <text:p>LFS upload email chec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3/01/2018</text:p>
          </table:table-cell>
          <table:table-cell table:style-name="Default" office:value-type="string" calcext:value-type="string">
            <text:p>LFS upload email check, return message display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.5" calcext:value-type="float">
            <text:p>2,5</text:p>
          </table:table-cell>
          <table:table-cell table:style-name="Default" office:value-type="string" calcext:value-type="string">
            <text:p>14/01/2018</text:p>
          </table:table-cell>
          <table:table-cell table:style-name="Default" office:value-type="string" calcext:value-type="string">
            <text:p>LFS upload size check,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5/01/2018</text:p>
          </table:table-cell>
          <table:table-cell table:style-name="Default" office:value-type="string" calcext:value-type="string">
            <text:p>2LFS Android build test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6/01/2018</text:p>
          </table:table-cell>
          <table:table-cell table:style-name="Default" office:value-type="string" calcext:value-type="string">
            <text:p>2LFS upload translations and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17/01/2018</text:p>
          </table:table-cell>
          <table:table-cell table:style-name="Default" office:value-type="string" calcext:value-type="string">
            <text:p>LFS layout teak, Build and upload new AP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2/01/2018</text:p>
          </table:table-cell>
          <table:table-cell table:style-name="Default" office:value-type="string" calcext:value-type="string">
            <text:p>Tangram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5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6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/02/2018</text:p>
          </table:table-cell>
          <table:table-cell table:style-name="Default" office:value-type="string" calcext:value-type="string">
            <text:p>TopBar, message box bu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6/02/2018</text:p>
          </table:table-cell>
          <table:table-cell table:style-name="Default" office:value-type="string" calcext:value-type="string">
            <text:p>Topbar, solitaire spac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9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1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table:formula="of:=SUM([.A2:.A71])" office:value-type="float" office:value="111" calcext:value-type="float">
            <text:p>111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 calcext:value-type="string">
            <text:p>Invoiced for 111 x $30 on 2018-04-19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made via paypay $3199.83 on 2018-06-01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received <text:s/>R39 235.07 on 2018-06-08 </text:p>
          </table:table-cell>
          <table:table-cell table:style-name="Default" table:number-columns-repeated="1022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47"/>
        <table:table-column table:style-name="co1" table:default-cell-style-name="ce48"/>
        <table:table-column table:style-name="co1" table:number-columns-repeated="62" table:default-cell-style-name="ce47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50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61"/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62"/>
        </table:table-row>
        <table:table-row table:style-name="ro1" table:number-rows-repeated="6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47"/>
        <table:table-column table:style-name="co1" table:number-columns-repeated="63" table:default-cell-style-name="ce47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50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ce48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ce48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ce4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48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/>
          <table:table-cell table:style-name="ce48"/>
          <table:table-cell table:number-columns-repeated="62"/>
        </table:table-row>
        <table:table-row table:style-name="ro1">
          <table:table-cell/>
          <table:table-cell table:style-name="ce48"/>
          <table:table-cell/>
          <table:table-cell office:value-type="string" calcext:value-type="string">
            <text:p>Paid R81876 on the 19/01/2017</text:p>
          </table:table-cell>
          <table:table-cell table:number-columns-repeated="60"/>
        </table:table-row>
        <table:table-row table:style-name="ro1" table:number-rows-repeated="11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47"/>
        <table:table-column table:style-name="co1" table:default-cell-style-name="ce47"/>
        <table:table-column table:style-name="co12" table:default-cell-style-name="ce47"/>
        <table:table-column table:style-name="co1" table:number-columns-repeated="1021" table:default-cell-style-name="ce47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51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48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8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8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8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8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8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8" office:value-type="string" calcext:value-type="string">
            <text:p>20/12/2016</text:p>
          </table:table-cell>
          <table:table-cell table:style-name="ce52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8" office:value-type="string" calcext:value-type="string">
            <text:p>21/12/2016</text:p>
          </table:table-cell>
          <table:table-cell table:style-name="ce52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47"/>
        <table:table-column table:style-name="co1" table:number-columns-repeated="1023" table:default-cell-style-name="ce47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 table:number-rows-repeated="9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1" table:number-columns-repeated="1021" table:default-cell-style-name="ce47"/>
        <table:table-row table:style-name="ro1">
          <table:table-cell table:style-name="ce53" office:value-type="string" calcext:value-type="string">
            <text:p>Time (in hours)</text:p>
          </table:table-cell>
          <table:table-cell table:style-name="ce53" office:value-type="string" calcext:value-type="string">
            <text:p>Date</text:p>
          </table:table-cell>
          <table:table-cell table:style-name="ce53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1">
          <table:table-cell table:style-name="ce55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1">
          <table:table-cell table:style-name="ce55" office:value-type="float" office:value="1" calcext:value-type="float">
            <text:p>1</text:p>
          </table:table-cell>
          <table:table-cell table:style-name="ce56" office:value-type="string" calcext:value-type="string">
            <text:p>1/12/2014</text:p>
          </table:table-cell>
          <table:table-cell table:number-columns-repeated="1022"/>
        </table:table-row>
        <table:table-row table:style-name="ro1">
          <table:table-cell table:style-name="ce55" office:value-type="float" office:value="1.5" calcext:value-type="float">
            <text:p>1,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1">
          <table:table-cell table:style-name="ce55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1">
          <table:table-cell table:style-name="ce55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1">
          <table:table-cell table:style-name="ce55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1">
          <table:table-cell table:style-name="ce55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1">
          <table:table-cell table:style-name="ce55" office:value-type="float" office:value="2.5" calcext:value-type="float">
            <text:p>2,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1">
          <table:table-cell table:style-name="ce55" office:value-type="float" office:value="2.5" calcext:value-type="float">
            <text:p>2,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57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7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1" table:number-rows-repeated="27">
          <table:table-cell table:style-name="ce47" table:number-columns-repeated="3"/>
          <table:table-cell table:number-columns-repeated="1021"/>
        </table:table-row>
        <table:table-row table:style-name="ro1">
          <table:table-cell table:style-name="ce47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Roman No9 L" svg:font-family="'Nimbus Roman No9 L'"/>
    <style:font-face style:name="Nimbus Sans L" svg:font-family="'Nimbus Sans L'"/>
    <style:font-face style:name="Sans" svg:font-family="Sans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font-size="10pt" fo:language="en" fo:country="ZA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14P0"/>
    </number:currency-style>
    <number:date-style style:name="N115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scale-to="100%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_32_017_20_p3" style:display-name="2017 p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_32_017_20_p2_20__28_paid_29_" style:display-name="2017 p2 (paid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_32_017_20__28_paid_29_" style:display-name="2017 (paid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_32_016_20__28_paid_29_" style:display-name="2016 (paid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_32_015_20_p2_20__28_paid_29_" style:display-name="2015 p2 (paid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_32_015_20__28_paid_29_" style:display-name="2015 (paid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1-19T22:17:59.995687578</dc:date>
    <meta:creation-date>2014-12-14T08:12:00Z</meta:creation-date>
    <meta:editing-cycles>627</meta:editing-cycles>
    <meta:editing-duration>P1DT26M36S</meta:editing-duration>
    <meta:generator>LibreOffice/7.2.4.1$Linux_X86_64 LibreOffice_project/27d75539669ac387bb498e35313b970b7fe9c4f9</meta:generator>
    <meta:document-statistic meta:table-count="11" meta:cell-count="1868" meta:object-count="0"/>
  </office:meta>
</office:document-meta>
</file>